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05e7" officeooo:paragraph-rsid="000605e7"/>
    </style:style>
    <style:style style:name="T1" style:family="text">
      <style:text-properties officeooo:rsid="0006a5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<text:span text:style-name="T1">UNLIMITED SHIPPING 31/05/2021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0T13:15:56.725090155</meta:creation-date>
    <dc:date>2021-05-31T21:23:52.182394576</dc:date>
    <meta:editing-duration>PT3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4" meta:character-count="37" meta:non-whitespace-character-count="33"/>
  </office:meta>
</office:document-meta>
</file>